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arktableshortcuts" style:family="table">
      <style:table-properties style:width="17cm" table:align="margins"/>
    </style:style>
    <style:style style:name="darktableshortcuts.A" style:family="table-column">
      <style:table-column-properties style:column-width="8.5cm" style:rel-column-width="32767*"/>
    </style:style>
    <style:style style:name="darktableshortcuts.B" style:family="table-column">
      <style:table-column-properties style:column-width="8.5cm" style:rel-column-width="32768*"/>
    </style:style>
    <style:style style:name="darktableshortcu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arktableshortcuts.B1" style:family="table-cell">
      <style:table-cell-properties fo:padding="0.097cm" fo:border="0.002cm solid #000000"/>
    </style:style>
    <style:style style:name="darktableshortcuts.A2" style:family="table-cell">
      <style:table-cell-properties fo:padding="0.097cm" fo:border-left="0.002cm solid #000000" fo:border-right="none" fo:border-top="none" fo:border-bottom="0.002cm solid #000000"/>
    </style:style>
    <style:style style:name="darktableshortcut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/>
    </style:style>
    <style:style style:name="P2" style:family="paragraph" style:parent-style-name="Table_20_Contents">
      <style:paragraph-properties fo:text-align="center" style:justify-single-word="false"/>
      <style:text-properties fo:font-size="11pt" officeooo:paragraph-rsid="000ad9ed"/>
    </style:style>
    <style:style style:name="P3" style:family="paragraph" style:parent-style-name="Text_20_body">
      <style:text-properties officeooo:rsid="000ad9ed" officeooo:paragraph-rsid="000ad9ed"/>
    </style:style>
    <style:style style:name="P4" style:family="paragraph" style:parent-style-name="Darktable_20_chapter_20_title">
      <style:text-properties officeooo:rsid="000ad9ed" officeooo:paragraph-rsid="000ad9ed"/>
    </style:style>
    <style:style style:name="P5" style:family="paragraph" style:parent-style-name="Darktable_20_heading_20_1">
      <style:text-properties officeooo:rsid="000ad9ed" officeooo:paragraph-rsid="000ad9e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0ad9ed" officeooo:paragraph-rsid="000ad9ed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1pt" fo:font-style="italic" fo:font-weight="bold" officeooo:rsid="000ad9ed" officeooo:paragraph-rsid="000ad9ed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officeooo:paragraph-rsid="000c6dc4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1pt" fo:font-style="italic" style:text-underline-style="none" fo:font-weight="bold" officeooo:rsid="000ad9ed" officeooo:paragraph-rsid="000ad9ed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1pt" fo:font-weight="normal" officeooo:rsid="000ad9ed" officeooo:paragraph-rsid="000ad9ed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0ad9ed" officeooo:paragraph-rsid="000ad9ed"/>
    </style:style>
    <style:style style:name="P12" style:family="paragraph" style:parent-style-name="Table_20_Contents">
      <style:paragraph-properties fo:text-align="center" style:justify-single-word="false"/>
      <style:text-properties fo:font-size="11pt" officeooo:paragraph-rsid="000dac25"/>
    </style:style>
    <style:style style:name="T1" style:family="text">
      <style:text-properties officeooo:rsid="000c6dc4"/>
    </style:style>
    <style:style style:name="T2" style:family="text">
      <style:text-properties officeooo:rsid="000dac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arktable_20_chapter_20_number">1</text:p>
      <text:p text:style-name="P4">Appendices</text:p>
      <text:h text:style-name="P5" text:outline-level="2">Shortcuts</text:h>
      <text:p text:style-name="P3">Below is a table with all of the darktable shortcuts.</text:p>
      <table:table table:name="darktableshortcuts" table:style-name="darktableshortcuts">
        <table:table-column table:style-name="darktableshortcuts.A"/>
        <table:table-column table:style-name="darktableshortcuts.B"/>
        <table:table-row>
          <table:table-cell table:style-name="darktableshortcuts.A1" office:value-type="string">
            <text:p text:style-name="P6">Keybindings</text:p>
          </table:table-cell>
          <table:table-cell table:style-name="darktableshortcuts.B1" office:value-type="string">
            <text:p text:style-name="P6">Action</text:p>
          </table:table-cell>
        </table:table-row>
        <table:table-row>
          <table:table-cell table:style-name="darktableshortcuts.A2" office:value-type="string">
            <text:p text:style-name="P10">F11</text:p>
          </table:table-cell>
          <table:table-cell table:style-name="darktableshortcuts.B2" office:value-type="string">
            <text:p text:style-name="P12"><text:span text:style-name="T2">Switch between fullscreen and window mode</text:span></text:p>
          </table:table-cell>
        </table:table-row>
        <table:table-row>
          <table:table-cell table:style-name="darktableshortcuts.A2" office:value-type="string">
            <text:p text:style-name="P11">Tab</text:p>
          </table:table-cell>
          <table:table-cell table:style-name="darktableshortcuts.B2" office:value-type="string">
            <text:p text:style-name="P12"><text:span text:style-name="T2">Show/hide sidebars</text:span></text:p>
          </table:table-cell>
        </table:table-row>
        <table:table-row>
          <table:table-cell table:style-name="darktableshortcuts.A2" office:value-type="string">
            <text:p text:style-name="P11">e</text:p>
          </table:table-cell>
          <table:table-cell table:style-name="darktableshortcuts.B2" office:value-type="string">
            <text:p text:style-name="P12"><text:span text:style-name="T2">Switch between lighttable and darkroom modes</text:span></text:p>
          </table:table-cell>
        </table:table-row>
        <table:table-row>
          <table:table-cell table:style-name="darktableshortcuts.A2" office:value-type="string">
            <text:p text:style-name="P11">F7</text:p>
          </table:table-cell>
          <table:table-cell table:style-name="darktableshortcuts.B2" office:value-type="string">
            <text:p text:style-name="P12"><text:span text:style-name="T2">Decrease UI contrast</text:span></text:p>
          </table:table-cell>
        </table:table-row>
        <table:table-row>
          <table:table-cell table:style-name="darktableshortcuts.A2" office:value-type="string">
            <text:p text:style-name="P11">F8</text:p>
          </table:table-cell>
          <table:table-cell table:style-name="darktableshortcuts.B2" office:value-type="string">
            <text:p text:style-name="P12"><text:span text:style-name="T2">Increase UI contrast</text:span></text:p>
          </table:table-cell>
        </table:table-row>
        <table:table-row>
          <table:table-cell table:style-name="darktableshortcuts.A2" office:value-type="string">
            <text:p text:style-name="P7">Lighttable Mode</text:p>
          </table:table-cell>
          <table:table-cell table:style-name="darktableshortcuts.B2" office:value-type="string">
            <text:p text:style-name="P9">Lighttable Mode</text:p>
          </table:table-cell>
        </table:table-row>
        <table:table-row>
          <table:table-cell table:style-name="darktableshortcuts.A2" office:value-type="string">
            <text:p text:style-name="P11">alt-1</text:p>
          </table:table-cell>
          <table:table-cell table:style-name="darktableshortcuts.B2" office:value-type="string">
            <text:p text:style-name="P12"><text:span text:style-name="T2">Zoom in on image under cursor</text:span></text:p>
          </table:table-cell>
        </table:table-row>
        <table:table-row>
          <table:table-cell table:style-name="darktableshortcuts.A2" office:value-type="string">
            <text:p text:style-name="P11">alt-2, 3</text:p>
          </table:table-cell>
          <table:table-cell table:style-name="darktableshortcuts.B2" office:value-type="string">
            <text:p text:style-name="P12"><text:span text:style-name="T2">Adjust zoom</text:span></text:p>
          </table:table-cell>
        </table:table-row>
        <table:table-row>
          <table:table-cell table:style-name="darktableshortcuts.A2" office:value-type="string">
            <text:p text:style-name="P11">alt-4</text:p>
          </table:table-cell>
          <table:table-cell table:style-name="darktableshortcuts.B2" office:value-type="string">
            <text:p text:style-name="P12"><text:span text:style-name="T2">Zoom out completely</text:span></text:p>
          </table:table-cell>
        </table:table-row>
        <table:table-row>
          <table:table-cell table:style-name="darktableshortcuts.A2" office:value-type="string">
            <text:p text:style-name="P11">q</text:p>
          </table:table-cell>
          <table:table-cell table:style-name="darktableshortcuts.B2" office:value-type="string">
            <text:p text:style-name="P12"><text:span text:style-name="T2">Zoom out to fit all images in one row inside viewport, center on image under cursor</text:span></text:p>
          </table:table-cell>
        </table:table-row>
        <table:table-row>
          <table:table-cell table:style-name="darktableshortcuts.A2" office:value-type="string">
            <text:p text:style-name="P11">a, s, d, w</text:p>
          </table:table-cell>
          <table:table-cell table:style-name="darktableshortcuts.B2" office:value-type="string">
            <text:p text:style-name="P12"><text:span text:style-name="T2">Move around (arrows also work)</text:span></text:p>
          </table:table-cell>
        </table:table-row>
        <table:table-row>
          <table:table-cell table:style-name="darktableshortcuts.A2" office:value-type="string">
            <text:p text:style-name="P11">1, 2, 3, 4</text:p>
          </table:table-cell>
          <table:table-cell table:style-name="darktableshortcuts.B2" office:value-type="string">
            <text:p text:style-name="P12"><text:span text:style-name="T2">Star rating</text:span></text:p>
          </table:table-cell>
        </table:table-row>
        <table:table-row>
          <table:table-cell table:style-name="darktableshortcuts.A2" office:value-type="string">
            <text:p text:style-name="P11">ctrl-backspace</text:p>
          </table:table-cell>
          <table:table-cell table:style-name="darktableshortcuts.B2" office:value-type="string">
            <text:p text:style-name="P12"><text:span text:style-name="T2">Strip all stars (reject image)</text:span></text:p>
          </table:table-cell>
        </table:table-row>
        <table:table-row>
          <table:table-cell table:style-name="darktableshortcuts.A2" office:value-type="string">
            <text:p text:style-name="P11">F1, F2, F3, <text:span text:style-name="T2">F4, F5</text:span></text:p>
          </table:table-cell>
          <table:table-cell table:style-name="darktableshortcuts.B2" office:value-type="string">
            <text:p text:style-name="P12"><text:span text:style-name="T2">Color labels: toggle red, yellow, green, blue and purple respectively</text:span></text:p>
          </table:table-cell>
        </table:table-row>
        <table:table-row>
          <table:table-cell table:style-name="darktableshortcuts.A2" office:value-type="string">
            <text:p text:style-name="P11">Ctrl-g, ctrl-shift-g</text:p>
          </table:table-cell>
          <table:table-cell table:style-name="darktableshortcuts.B2" office:value-type="string">
            <text:p text:style-name="P12"><text:span text:style-name="T2">Move to top, bottom respectively</text:span></text:p>
          </table:table-cell>
        </table:table-row>
        <table:table-row>
          <table:table-cell table:style-name="darktableshortcuts.A2" office:value-type="string">
            <text:p text:style-name="P11">ctrl<text:span text:style-name="T2">-</text:span>e</text:p>
          </table:table-cell>
          <table:table-cell table:style-name="darktableshortcuts.B2" office:value-type="string">
            <text:p text:style-name="P12"><text:span text:style-name="T2">Export selected images</text:span></text:p>
          </table:table-cell>
        </table:table-row>
        <table:table-row>
          <table:table-cell table:style-name="darktableshortcuts.A2" office:value-type="string">
            <text:p text:style-name="P8"><text:span text:style-name="T1">Darkroom Mode</text:span></text:p>
          </table:table-cell>
          <table:table-cell table:style-name="darktableshortcuts.B2" office:value-type="string">
            <text:p text:style-name="P8"><text:span text:style-name="T1">Darkroom Mode</text:span></text:p>
          </table:table-cell>
        </table:table-row>
        <table:table-row>
          <table:table-cell table:style-name="darktableshortcuts.A2" office:value-type="string">
            <text:p text:style-name="P12"><text:span text:style-name="T2">Alt-1, 2, 3</text:span></text:p>
          </table:table-cell>
          <table:table-cell table:style-name="darktableshortcuts.B2" office:value-type="string">
            <text:p text:style-name="P12"><text:span text:style-name="T2">Zoom out to fit all images in one row inside viewport, center on image under cursor</text:span></text:p>
          </table:table-cell>
        </table:table-row>
        <table:table-row>
          <table:table-cell table:style-name="darktableshortcuts.A2" office:value-type="string">
            <text:p text:style-name="P12"><text:span text:style-name="T2">ctrl-f</text:span></text:p>
          </table:table-cell>
          <table:table-cell table:style-name="darktableshortcuts.B2" office:value-type="string">
            <text:p text:style-name="P12"><text:span text:style-name="T2">show/hide film strip</text:span></text:p>
          </table:table-cell>
        </table:table-row>
        <table:table-row>
          <table:table-cell table:style-name="darktableshortcuts.A2" office:value-type="string">
            <text:p text:style-name="P12"><text:span text:style-name="T2">While cropping: Enter/Backspace</text:span></text:p>
          </table:table-cell>
          <table:table-cell table:style-name="darktableshortcuts.B2" office:value-type="string">
            <text:p text:style-name="P12"><text:span text:style-name="T2">apply/revert currently selected cropping frame</text:span></text:p>
          </table:table-cell>
        </table:table-row>
      </table:table>
      <text:p text:style-name="P3"/>
      <text:h text:style-name="Darktable_20_heading_20_2" text:outline-level="3" text:is-list-header="true">Subsection title</text:h>
      <text:p text:style-name="Text_20_body">Subsection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25cm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master-page-name="">
      <style:paragraph-properties fo:margin-top="0cm" fo:margin-bottom="1.499cm" style:page-number="auto"/>
      <style:text-properties fo:font-size="28pt" fo:font-weight="normal" style:font-size-asian="28pt" style:font-weight-asian="normal" style:font-size-complex="28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cm" fo:margin-right="0cm" fo:margin-top="0.4cm" fo:margin-bottom="0.199cm" fo:hyphenation-ladder-count="no-limit" fo:text-indent="0cm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Darktable_20_text" style:display-name="Darktable text" style:family="paragraph" style:parent-style-name="Text_20_body"/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2.54cm" fo:margin-bottom="2.54cm" fo:text-align="center" style:justify-single-word="false"/>
    </style:style>
    <style:style style:name="Darktable_20_heading_20_1" style:display-name="Darktable heading 1" style:family="paragraph" style:parent-style-name="Heading_20_1" style:default-outline-level="2" style:list-style-name="">
      <style:text-properties fo:font-weight="normal"/>
    </style:style>
    <style:style style:name="Darktable_20_heading_20_2" style:display-name="Darktable heading 2" style:family="paragraph" style:parent-style-name="Heading_20_2" style:default-outline-level="3">
      <style:text-properties fo:font-weight="normal" style:font-style-complex="normal" style:font-weight-complex="normal"/>
    </style:style>
    <style:style style:name="Darktable_20_caption" style:display-name="Darktable caption" style:family="paragraph" style:parent-style-name="Caption" style:master-page-name="">
      <style:paragraph-properties fo:margin-top="0.203cm" fo:margin-bottom="0.508cm" fo:text-align="center" style:justify-single-word="false" style:page-number="auto"/>
      <style:text-properties fo:font-size="11pt" fo:letter-spacing="0.035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arktable_20_emphasis" style:display-name="Darktable emphasis" style:family="text" style:parent-style-name="Emphasis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7T15:19:45</meta:creation-date>
    <meta:editing-duration>PT00H32M45S</meta:editing-duration>
    <meta:editing-cycles>4</meta:editing-cycles>
    <meta:generator>OpenOffice.org/3.2$Linux OpenOffice.org_project/320m19$Build-9505</meta:generator>
    <meta:initial-creator>Nicholas </meta:initial-creator>
    <dc:date>2011-03-28T17:23:34</dc:date>
    <dc:creator>Nicholas </dc:creator>
    <meta:document-statistic meta:table-count="1" meta:image-count="0" meta:object-count="0" meta:page-count="1" meta:paragraph-count="48" meta:word-count="162" meta:character-count="963"/>
  </office:meta>
</office:document-meta>
</file>